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FreeSans" svg:font-family="FreeSans"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Improved Estimates of Key Seismic Properties of the Crust</text:p>
      <text:p text:style-name="Standard"/>
      <text:p text:style-name="Standard">Ben Postlethwaite (UBC)</text:p>
      <text:p text:style-name="Standard">supervisor: Michael Bostock (UBC)</text:p>
      <text:p text:style-name="Standard"/>
      <text:p text:style-name="Standard">To get this going let's take a closer look at the title of this talk, “Improved Estimates of Key Seismic Properties of the Crust.” When we are talking about seismic properties we are talking about geological material properties which can be extracted from a seismogram. A seismogram is a record of earth shaking, or displacement, which is the physical response of the earth to migrating energy from a source, an earthquake. The energy released by an earthquake travels in different states, the two we are interested in are P-waves, or compressional waves, and S-waves, or shear waves. Of importance here are that the waves have a unique displacement signature, and they travel at different velocites. These velocities are dependent on the geology the waves travel through. Thus seismic velocities are a diagnostic property of geology. Scale is important here, the domain of investigation is the continental crust, everything from the Moho up. Thus the properties we are looking at are the bulk crustal composition, basically a crustal average.</text:p>
      <text:p text:style-name="Standard"/>
      <text:p text:style-name="Standard">That takes care of the “Key Seismic Properties of the Crust” part of the title, what remains, the “Improved Estimates” will take up the remainder of my presentation. Actually “improved” is a little misleading, it probably should read “improving” since this is an ongoing and active process. Why improve? Well, right now there is a clear method for extracting the seismic velocity ratio from seismic data, that is Vp/Vs. What I am tring to do is determine Vp and Vs uniquely. This will allow for more accurate estimates of bulk crustal composition. In turn this should assist research and industry who require such data. Better contraints = better results.</text:p>
      <text:p text:style-name="Standard"/>
      <text:p text:style-name="Standard">How is this done? Let's start off by looking at some of the earlier work which developed the methods to extract Vp/Vs from seismic data. Though earlier work exists the paper written in 2000 by a well known seismogist, Kanamori, is the first that I know of to put together the machinery that myself and others are using today. What Kanamori did was to focus on arrival of S-wave energy both from the direct arrival coming from the mantle, as well as reflected phases which have already bounced off the free surface then reflected off the Moho. For brevity these phases are given the following names and arrive at the station in the following order. The Ps phase, or direct phase, is the wave that migrates from the source as a P-wave then at the Moho and becomes an S-wave before it hits the station. The PpPs reflected phase remains a P-wave as it passes the Moho and after it relects of the surface, and finally becomes a S-wave when it reflects off the Moho towards the station. Finally the <text:s/>PsPs and PpSs phases follow the same path as the PpPs phase but spend one more branch as an S-wave, and since S-waves are slower, arrive last. Knowing this Kanamori looked for signatures in the seismic data by rotating the data into two axis, one which gets mostly the P-wave energy, and the other which records mostly S-wave energy. <text:s/>So on the S-component we would expect to see three “events” of interest, one large <text:soft-page-break/>amplitude arrival followed by two lower amplitude arrivals. The P component seismogram, that is the seismogram which contains mostly P-wave energy, is used as an approximation to the source function. </text:p>
      <text:p text:style-name="Standard"/>
      <text:p text:style-name="Standard">This next bit requires that you understand that a seismogram can be conceived as a convolution between a source signature and a reciever function. By reciever function I mean a time record that is sparse except for impulsive spikes aligned to when the “events” arrive. Convolution is simply the operation of integrating once record into another, so in our case we would have three source events occuring where the spikes are in the receiver function, and adding together where they overlap. Unfortunately for seismologists, the earth is not a pure 1D layered model, and discontinuities are not perfect reflectors, or spikes. So seismograms are noisy and picking out these three events precisely, deconvolution, requires work, it's difficult.</text:p>
      <text:p text:style-name="Standard"/>
      <text:p text:style-name="Standard">Deconvolution might be difficult but its not impossible, and decent tried and true algorithms give pretty good results. So the next step is performing deconvolution on the S-wave seismograms using a windowed chunk of the P-wave component as a stand-in for the source to get reciever function. These are done in lots of data sorted by incoming angle, since shallower angles will have sampled more crust, traveled further, and we expect their receiver functions to be more spread apart.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FreeSans1" svg:font-family="FreeSans" style:font-family-generic="swiss"/>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DejaVu Serif" fo:font-size="12pt" fo:language="en" fo:country="US" style:letter-kerning="true" style:font-name-asian="DejaVu Sans1"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DejaVu Sans" fo:font-size="14pt" style:font-name-asian="DejaVu Sans1"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4-28T14:02:21</meta:creation-date>
    <dc:date>2012-04-28T15:33:22</dc:date>
    <meta:editing-duration>PT57M1S</meta:editing-duration>
    <meta:editing-cycles>2</meta:editing-cycles>
    <meta:generator>LibreOffice/3.5$Linux_X86_64 LibreOffice_project/350m1$Build-102</meta:generator>
    <meta:document-statistic meta:table-count="0" meta:image-count="0" meta:object-count="0" meta:page-count="2" meta:paragraph-count="8" meta:word-count="773" meta:character-count="4649" meta:non-whitespace-character-count="3880"/>
  </office:meta>
</office:document-meta>
</file>